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70a4" officeooo:paragraph-rsid="000770a4"/>
    </style:style>
    <style:style style:name="P2" style:family="paragraph" style:parent-style-name="Standard">
      <style:text-properties style:font-name="arial" officeooo:rsid="000770a4" officeooo:paragraph-rsid="000a11d0"/>
    </style:style>
    <style:style style:name="P3" style:family="paragraph" style:parent-style-name="Standard">
      <style:text-properties style:font-name="arial" officeooo:rsid="000770a4" officeooo:paragraph-rsid="000ae088"/>
    </style:style>
    <style:style style:name="P4" style:family="paragraph" style:parent-style-name="Standard">
      <style:text-properties style:font-name="arial" fo:font-weight="bold" officeooo:rsid="0007db00" officeooo:paragraph-rsid="0007db00" style:font-weight-asian="bold" style:font-weight-complex="bold"/>
    </style:style>
    <style:style style:name="P5" style:family="paragraph" style:parent-style-name="Standard" style:list-style-name="L3">
      <style:text-properties style:font-name="arial" fo:font-weight="bold" officeooo:rsid="0007db00" officeooo:paragraph-rsid="0007db00" style:font-weight-asian="bold" style:font-weight-complex="bold"/>
    </style:style>
    <style:style style:name="P6" style:family="paragraph" style:parent-style-name="Standard">
      <style:text-properties style:font-name="arial" fo:font-weight="bold" officeooo:rsid="0007db00" officeooo:paragraph-rsid="0009299b" style:font-weight-asian="bold" style:font-weight-complex="bold"/>
    </style:style>
    <style:style style:name="P7" style:family="paragraph" style:parent-style-name="Standard">
      <style:text-properties style:font-name="arial" fo:font-weight="bold" officeooo:rsid="0007db00" officeooo:paragraph-rsid="000a11d0" style:font-weight-asian="bold" style:font-weight-complex="bold"/>
    </style:style>
    <style:style style:name="P8" style:family="paragraph" style:parent-style-name="Standard">
      <style:text-properties style:font-name="arial" fo:font-weight="bold" officeooo:rsid="0007db00" officeooo:paragraph-rsid="000ae088" style:font-weight-asian="bold" style:font-weight-complex="bold"/>
    </style:style>
    <style:style style:name="P9" style:family="paragraph" style:parent-style-name="Standard" style:list-style-name="L3">
      <style:text-properties style:font-name="arial" fo:font-weight="bold" officeooo:rsid="0008cee2" officeooo:paragraph-rsid="0008cee2" style:font-weight-asian="bold" style:font-weight-complex="bold"/>
    </style:style>
    <style:style style:name="P10" style:family="paragraph" style:parent-style-name="Standard">
      <style:text-properties style:font-name="arial" fo:font-weight="bold" officeooo:rsid="0008cee2" officeooo:paragraph-rsid="0008cee2" style:font-weight-asian="bold" style:font-weight-complex="bold"/>
    </style:style>
    <style:style style:name="P11" style:family="paragraph" style:parent-style-name="Standard" style:list-style-name="L4">
      <style:text-properties style:font-name="arial" fo:font-weight="bold" officeooo:rsid="0008cee2" officeooo:paragraph-rsid="0008cee2" style:font-weight-asian="bold" style:font-weight-complex="bold"/>
    </style:style>
    <style:style style:name="P12" style:family="paragraph" style:parent-style-name="Standard" style:list-style-name="L4">
      <style:text-properties style:font-name="arial" fo:font-weight="bold" officeooo:rsid="0008cee2" officeooo:paragraph-rsid="0009299b" style:font-weight-asian="bold" style:font-weight-complex="bold"/>
    </style:style>
    <style:style style:name="P13" style:family="paragraph" style:parent-style-name="Standard">
      <style:text-properties style:font-name="arial" fo:font-weight="bold" officeooo:rsid="0008cee2" officeooo:paragraph-rsid="0009299b" style:font-weight-asian="bold" style:font-weight-complex="bold"/>
    </style:style>
    <style:style style:name="P14" style:family="paragraph" style:parent-style-name="Standard" style:list-style-name="L5">
      <style:text-properties style:font-name="arial" fo:font-weight="bold" officeooo:rsid="0008cee2" officeooo:paragraph-rsid="0009299b" style:font-weight-asian="bold" style:font-weight-complex="bold"/>
    </style:style>
    <style:style style:name="P15" style:family="paragraph" style:parent-style-name="Standard" style:list-style-name="L5">
      <style:text-properties style:font-name="arial" fo:font-weight="bold" officeooo:rsid="0008cee2" officeooo:paragraph-rsid="000a11d0" style:font-weight-asian="bold" style:font-weight-complex="bold"/>
    </style:style>
    <style:style style:name="P16" style:family="paragraph" style:parent-style-name="Standard" style:list-style-name="L5">
      <style:text-properties style:font-name="arial" fo:font-weight="bold" officeooo:rsid="0008cee2" officeooo:paragraph-rsid="000ae088" style:font-weight-asian="bold" style:font-weight-complex="bold"/>
    </style:style>
    <style:style style:name="P17" style:family="paragraph" style:parent-style-name="Standard" style:list-style-name="L5">
      <style:text-properties style:font-name="arial" fo:font-weight="bold" officeooo:rsid="0008cee2" officeooo:paragraph-rsid="000ca00a" style:font-weight-asian="bold" style:font-weight-complex="bold"/>
    </style:style>
    <style:style style:name="P18" style:family="paragraph" style:parent-style-name="Standard">
      <style:text-properties style:font-name="arial" fo:font-weight="bold" officeooo:rsid="0008cee2" officeooo:paragraph-rsid="000a11d0" style:font-weight-asian="bold" style:font-weight-complex="bold"/>
    </style:style>
    <style:style style:name="P19" style:family="paragraph" style:parent-style-name="Standard">
      <style:text-properties style:font-name="arial" fo:font-weight="bold" officeooo:rsid="0008cee2" officeooo:paragraph-rsid="000ae088" style:font-weight-asian="bold" style:font-weight-complex="bold"/>
    </style:style>
    <style:style style:name="P20" style:family="paragraph" style:parent-style-name="Standard">
      <style:text-properties style:font-name="arial" fo:font-weight="bold" officeooo:rsid="000a11d0" officeooo:paragraph-rsid="000a11d0" style:font-weight-asian="bold" style:font-weight-complex="bold"/>
    </style:style>
    <style:style style:name="P21" style:family="paragraph" style:parent-style-name="Standard" style:list-style-name="L5">
      <style:text-properties style:font-name="arial" fo:font-weight="bold" officeooo:rsid="000ca00a" officeooo:paragraph-rsid="000ca00a" style:font-weight-asian="bold" style:font-weight-complex="bold"/>
    </style:style>
    <style:style style:name="P22" style:family="paragraph" style:parent-style-name="Standard" style:list-style-name="L6">
      <style:text-properties style:font-name="arial" fo:font-weight="bold" officeooo:paragraph-rsid="000ae088" style:font-weight-asian="bold" style:font-weight-complex="bold"/>
    </style:style>
    <style:style style:name="P23" style:family="paragraph" style:parent-style-name="Standard">
      <style:text-properties style:font-name="arial" fo:font-weight="normal" officeooo:rsid="0007db00" officeooo:paragraph-rsid="0007db00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07db00" officeooo:paragraph-rsid="0009299b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07db00" officeooo:paragraph-rsid="000a11d0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07db00" officeooo:paragraph-rsid="000ae088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0a11d0" officeooo:paragraph-rsid="000a11d0" style:font-weight-asian="normal" style:font-weight-complex="normal"/>
    </style:style>
    <style:style style:name="P28" style:family="paragraph" style:parent-style-name="Standard" style:list-style-name="L6">
      <style:text-properties style:font-name="arial" officeooo:paragraph-rsid="000ae088"/>
    </style:style>
    <style:style style:name="P29" style:family="paragraph" style:parent-style-name="Standard" style:list-style-name="L6">
      <style:text-properties officeooo:paragraph-rsid="000ae0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cee2" style:font-weight-asian="normal" style:font-weight-complex="normal"/>
    </style:style>
    <style:style style:name="T5" style:family="text">
      <style:text-properties fo:font-weight="normal" officeooo:rsid="0009299b" style:font-weight-asian="normal" style:font-weight-complex="normal"/>
    </style:style>
    <style:style style:name="T6" style:family="text">
      <style:text-properties fo:font-weight="normal" officeooo:rsid="000a11d0" style:font-weight-asian="normal" style:font-weight-complex="normal"/>
    </style:style>
    <style:style style:name="T7" style:family="text">
      <style:text-properties fo:font-weight="normal" officeooo:rsid="000ae088" style:font-weight-asian="normal" style:font-weight-complex="normal"/>
    </style:style>
    <style:style style:name="T8" style:family="text">
      <style:text-properties fo:font-weight="normal" officeooo:rsid="000ca00a" style:font-weight-asian="normal" style:font-weight-complex="normal"/>
    </style:style>
    <style:style style:name="T9" style:family="text">
      <style:text-properties fo:font-weight="normal" officeooo:rsid="000d5e18" style:font-weight-asian="normal" style:font-weight-complex="normal"/>
    </style:style>
    <style:style style:name="T10" style:family="text">
      <style:text-properties officeooo:rsid="0008cee2"/>
    </style:style>
    <style:style style:name="T11" style:family="text">
      <style:text-properties officeooo:rsid="0009299b"/>
    </style:style>
    <style:style style:name="T12" style:family="text">
      <style:text-properties fo:color="#000000" fo:font-size="12pt" fo:font-weight="normal" officeooo:rsid="0009299b" style:letter-kerning="true" style:font-name-asian="Lohit Devanagari" style:font-size-asian="12pt" style:language-asian="pt" style:country-asian="BR" style:font-weight-asian="normal" style:font-weight-complex="normal"/>
    </style:style>
    <style:style style:name="T13" style:family="text">
      <style:text-properties fo:color="#000000" style:font-name="arial" fo:font-size="12pt" fo:font-weight="bold" officeooo:rsid="000ca00a" style:letter-kerning="true" style:font-name-asian="Lohit Devanagari" style:font-size-asian="12pt" style:language-asian="pt" style:country-asian="BR" style:font-weight-asian="bold" style:font-weight-complex="bold"/>
    </style:style>
    <style:style style:name="T14" style:family="text">
      <style:text-properties officeooo:rsid="000a11d0"/>
    </style:style>
    <style:style style:name="T15" style:family="text">
      <style:text-properties officeooo:rsid="000ae088"/>
    </style:style>
    <style:style style:name="T16" style:family="text">
      <style:text-properties officeooo:rsid="000ca00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d5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e: <text:span text:style-name="T3">Arthur Henrique Sousa Cruz<text:tab/><text:tab/><text:tab/></text:span>Matrícula: <text:span text:style-name="T3">2020160256</text:span></text:p>
      <text:p text:style-name="P4"/>
      <text:p text:style-name="P4">Pré-requisitos:</text:p>
      <text:p text:style-name="P4"><text:tab/><text:span text:style-name="T4">Para a execução do código </text:span><text:span text:style-name="T3">C++ 14. </text:span><text:span text:style-name="T5">Os arquivos de cada diretório são compilados utilizando o comando “make” dentro do respectivo diretório.</text:span></text:p>
      <text:p text:style-name="P4"><text:span text:style-name="T5"/></text:p>
      <text:p text:style-name="P20">Estruturas:</text:p>
      <text:p text:style-name="P27"><text:tab/>As estruturas estão divididas em pastas. Cada pasta contém seu próprio Makefile e seu próprio arquivo para testes.</text:p>
      <text:p text:style-name="P4"/>
      <text:p text:style-name="P4">Lista Sem Cauda:</text:p>
      <text:p text:style-name="P23"/>
      <text:p text:style-name="P23"><text:tab/>Para a implementação de uma Lista sem cauda foram criados dois arquivos: ListaSemCauda.hpp e ListaSemCauda.cpp. Foi utilizado o conceito de classes para a implementação das TAD’s (ressaltando que a Orientação a Objetos não foi o foco). A classe Elemento representa um elemento da lista e contém os seguintes <text:span text:style-name="T10">atributos e</text:span> métodos:</text:p>
      <text:list xml:id="list3163672247" text:style-name="L3">
        <text:list-item>
          <text:p text:style-name="P9">int dado:<text:span text:style-name="T3"> Atributo que armazena o dado no elemento.</text:span></text:p>
        </text:list-item>
        <text:list-item>
          <text:p text:style-name="P9">Elemento* próximo:<text:span text:style-name="T3"> Ponteiro para o próximo elemento da Lista.</text:span></text:p>
        </text:list-item>
        <text:list-item>
          <text:p text:style-name="P5">Elemento(int dado):<text:span text:style-name="T3"> Construtor da classe.</text:span></text:p>
        </text:list-item>
        <text:list-item>
          <text:p text:style-name="P5">set_proximo(Elemento* proximo):<text:span text:style-name="T3"> </text:span><text:span text:style-name="T4">O argumento do método se torna o elemento da sequência do elemento atual.</text:span></text:p>
        </text:list-item>
        <text:list-item>
          <text:p text:style-name="P9">get_dado():<text:span text:style-name="T3"> Retorna o dado armazenado.</text:span></text:p>
        </text:list-item>
        <text:list-item>
          <text:p text:style-name="P9">get_proximo():<text:span text:style-name="T3"> Retorna o elemento seguinte ao elemento atual.</text:span></text:p>
        </text:list-item>
      </text:list>
      <text:p text:style-name="P10"><text:span text:style-name="T3"/></text:p>
      <text:p text:style-name="P10"><text:span text:style-name="T3"><text:tab/>Por sua vez a lista é composta pelos seguintes atributos e métodos:</text:span></text:p>
      <text:list xml:id="list3459055534" text:style-name="L4">
        <text:list-item>
          <text:p text:style-name="P11">Elemento* inicio:<text:span text:style-name="T3"> Atributo que indica o primeiro Elemento da Lista.</text:span></text:p>
        </text:list-item>
        <text:list-item>
          <text:p text:style-name="P11">ListaSemCauda(): <text:span text:style-name="T3">Construtor da classe.</text:span></text:p>
        </text:list-item>
        <text:list-item>
          <text:p text:style-name="P11">~ListaSemCauda(): <text:span text:style-name="T9">Destrutor. </text:span><text:span text:style-name="T3">Desaloca os elementos que estão presentes na Lista.</text:span></text:p>
        </text:list-item>
        <text:list-item>
          <text:p text:style-name="P11">insere_inicio(int dado):<text:span text:style-name="T3"> Insere um elemento </text:span><text:span text:style-name="T5">no início da lista. Se o ponteiro de início da lista é nulo, ele passa a </text:span><text:span text:style-name="T6">apontar para</text:span><text:span text:style-name="T5"> o novo elemento e a função finaliza. Caso contrário, o início passa a ser o próximo do novo elemento e o novo elemento passa a ser o início.</text:span></text:p>
        </text:list-item>
        <text:list-item>
          <text:p text:style-name="P12">insere_fim(int dado): <text:span text:style-name="T5">Insere um elemento no final da lista. e o ponteiro de início da lista é nulo, ele passa a </text:span><text:span text:style-name="T6">apontar para </text:span><text:span text:style-name="T5">o novo elemento e a função finaliza. Caso contrário a lista é percorrida até o último elemento e o novo elemento é inserido ao fim do último.</text:span></text:p>
        </text:list-item>
        <text:list-item>
          <text:p text:style-name="P12">get_lista_string(): <text:span text:style-name="T5">Método criado para teste. Retorna uma string com todos os elementos da lista.</text:span></text:p>
        </text:list-item>
      </text:list>
      <text:p text:style-name="P13"><text:span text:style-name="T5"/></text:p>
      <text:p text:style-name="P13"><text:span text:style-name="T5"><text:tab/>O arquivo main.cpp foi criado para testar as estruturas.</text:span></text:p>
      <text:p text:style-name="P10"><text:span text:style-name="T3"/></text:p>
      <text:p text:style-name="P6">Lista <text:span text:style-name="T14">Com</text:span> Cauda:</text:p>
      <text:p text:style-name="P24"/>
      <text:p text:style-name="P24"><text:tab/>Para a implementação de uma Lista sem cauda foram criados dois arquivos: Lista<text:span text:style-name="T11">Com</text:span>Cauda.hpp e Lista<text:span text:style-name="T11">Com</text:span>Cauda.cpp. Foi utilizado o conceito de classes para a implementação das TAD’s (ressaltando que a Orientação a Objetos não foi o foco). A classe Elemento <text:span text:style-name="T14">se mantém igual à da lista sem cauda.</text:span></text:p>
      <text:p text:style-name="P13"><text:span text:style-name="T3"><text:tab/></text:span><text:span text:style-name="T9">A</text:span><text:span text:style-name="T3"> lista é composta pelos seguintes atributos e métodos:</text:span></text:p>
      <text:list xml:id="list1356332174" text:style-name="L5">
        <text:list-item>
          <text:p text:style-name="P14">Elemento* inicio:<text:span text:style-name="T3"> Atributo que indica o primeiro Elemento da Lista.</text:span></text:p>
        </text:list-item>
        <text:list-item>
          <text:p text:style-name="P15">Elemento<text:span text:style-name="T3">*</text:span> <text:span text:style-name="T14">fim</text:span>:<text:span text:style-name="T3"> Atributo que indica o </text:span><text:span text:style-name="T6">último </text:span><text:span text:style-name="T3">Elemento da Lista.</text:span></text:p>
        </text:list-item>
        <text:list-item>
          <text:p text:style-name="P14"><text:soft-page-break/>Lista<text:span text:style-name="T15">Com</text:span>Cauda(): <text:span text:style-name="T3">Construtor da classe.</text:span></text:p>
        </text:list-item>
        <text:list-item>
          <text:p text:style-name="P14">~Lista<text:span text:style-name="T15">Com</text:span>Cauda(): <text:span text:style-name="T9">Destrutor. </text:span><text:span text:style-name="T3">Desaloca os elementos que estão presentes na Lista.</text:span></text:p>
        </text:list-item>
        <text:list-item>
          <text:p text:style-name="P14">insere_inicio(int dado):<text:span text:style-name="T3"> Insere um elemento </text:span><text:span text:style-name="T5">no início da lista. Se o ponteiro de início da lista é nulo, ele </text:span><text:span text:style-name="T6">e o ponteiro para o final da lista</text:span><text:span text:style-name="T5"> passa</text:span><text:span text:style-name="T6">m</text:span><text:span text:style-name="T5"> a </text:span><text:span text:style-name="T6">apontar para</text:span><text:span text:style-name="T5"> o novo elemento e a função finaliza. Caso contrário, o início passa a ser o próximo do novo elemento e o novo elemento passa a ser o início.</text:span></text:p>
        </text:list-item>
        <text:list-item>
          <text:p text:style-name="P15">insere_fim(int dado): <text:span text:style-name="T5">Insere um elemento no final da lista. </text:span><text:span text:style-name="T6">S</text:span><text:span text:style-name="T5">e o ponteiro de início da lista é nulo, ele </text:span><text:span text:style-name="T6">e o ponteiro para o final da lista</text:span><text:span text:style-name="T5"> passa</text:span><text:span text:style-name="T6">m</text:span><text:span text:style-name="T5"> a </text:span><text:span text:style-name="T6">apontar para</text:span><text:span text:style-name="T5"> o novo elemento e a função finaliza. Caso contrário </text:span><text:span text:style-name="T6">o novo elemento passa a ser o próximo do último e o ponteiro para o último elemento passa a apontar para o novo elemento</text:span><text:span text:style-name="T5">.</text:span></text:p>
        </text:list-item>
        <text:list-item>
          <text:p text:style-name="P14">get_lista_string()<text:span text:style-name="T3">: </text:span><text:span text:style-name="T5">Método criado para teste. Retorna uma string com todos os elementos da lista.</text:span></text:p>
        </text:list-item>
      </text:list>
      <text:p text:style-name="P1"><text:s/></text:p>
      <text:p text:style-name="P1"><text:tab/><text:span text:style-name="T12">O arquivo main.cpp foi criado para testar as estruturas.</text:span></text:p>
      <text:p text:style-name="P1"/>
      <text:p text:style-name="P1"/>
      <text:p text:style-name="P7"><text:span text:style-name="T15">Pilha</text:span>:</text:p>
      <text:p text:style-name="P25"/>
      <text:p text:style-name="P25"><text:tab/><text:span text:style-name="T14">A</text:span> implementação <text:span text:style-name="T14">da Pilha</text:span> <text:span text:style-name="T14">foi baseada na Lista sem cauda. Essa Lista é mais adequada para a implementação da pilha, pois a </text:span>inserção e remoção ocorrem em somente uma das pontas da estrutura. <text:span text:style-name="T14">Foram criados dois arquivos para a pilha: Pilha</text:span>.hpp e <text:span text:style-name="T14">Pilha</text:span>.cpp. Foi utilizado o conceito de classes para a implementação das TAD’s (ressaltando que a Orientação a Objetos não foi o foco). A classe Elemento <text:span text:style-name="T14">se mantém igual à da lista sem cauda.</text:span></text:p>
      <text:p text:style-name="P18"><text:span text:style-name="T3"><text:tab/></text:span><text:span text:style-name="T9">A </text:span><text:span text:style-name="T7">pilha</text:span><text:span text:style-name="T3"> é composta pelos seguintes atributos e métodos:</text:span></text:p>
      <text:list xml:id="list10755000226853" text:continue-numbering="true" text:style-name="L5">
        <text:list-item>
          <text:p text:style-name="P15">Elemento* inicio:<text:span text:style-name="T3"> Atributo que indica o primeiro Elemento da </text:span><text:span text:style-name="T7">Pilha</text:span><text:span text:style-name="T3">.</text:span></text:p>
        </text:list-item>
        <text:list-item>
          <text:p text:style-name="P15"><text:span text:style-name="T15">Pilha</text:span>(): <text:span text:style-name="T3">Construtor da classe.</text:span></text:p>
        </text:list-item>
        <text:list-item>
          <text:p text:style-name="P15">~<text:span text:style-name="T15">Pilha</text:span>(): <text:span text:style-name="T9">Destrutor. </text:span><text:span text:style-name="T3">Desaloca os elementos que estão presentes na </text:span><text:span text:style-name="T7">Pilha</text:span><text:span text:style-name="T3">.</text:span></text:p>
        </text:list-item>
        <text:list-item>
          <text:p text:style-name="P15">insere_<text:span text:style-name="T15">na_pilha</text:span>(int dado):<text:span text:style-name="T3"> Insere um elemento </text:span><text:span text:style-name="T5">no início da lista. Se o ponteiro de início da lista é nulo, ele passa</text:span><text:span text:style-name="T7"> </text:span><text:span text:style-name="T5">a </text:span><text:span text:style-name="T6">apontar para</text:span><text:span text:style-name="T5"> o novo elemento e a função finaliza. Caso contrário, o início passa a ser o próximo do novo elemento e o novo elemento passa a ser o início.</text:span></text:p>
        </text:list-item>
        <text:list-item>
          <text:p text:style-name="P15"><text:span text:style-name="T15">remove_da_pilha</text:span>(int dado): <text:span text:style-name="T7">Remove o último elemento inserido na Pilha. Se a pilha está vazia, o programa finaliza com erro. Caso contrário o início passa a apontar para o segundo elemento da lista e o primeiro é deletado da memória. O dado armazenado é salvo antes da deleção e retornado após ela.</text:span></text:p>
        </text:list-item>
      </text:list>
      <text:p text:style-name="P2"><text:s/></text:p>
      <text:p text:style-name="P2"><text:tab/><text:span text:style-name="T12">O arquivo main.cpp foi criado para testar as estruturas.</text:span></text:p>
      <text:p text:style-name="P2"><text:span text:style-name="T12"/></text:p>
      <text:p text:style-name="P8"><text:span text:style-name="T15">Fila</text:span>:</text:p>
      <text:p text:style-name="P26"/>
      <text:p text:style-name="P26"><text:tab/><text:span text:style-name="T15">Foram criadas duas filas, uma baseada na lista sem cauda (fila sem cauda) e outra baseada na lista com cauda (fila com cauda). Sua única variação foi a inserção no final da lista</text:span>. <text:span text:style-name="T15">Os arquivos que as representam são, respectivamente, FilaSemCauda.hpp, FilaSemCauda.cpp e FilaComCauda.hpp, FilaComCauda.cpp. </text:span>Foi utilizado o conceito de classes para a implementação das TAD’s (ressaltando que a Orientação a Objetos não foi o foco). A classe Elemento <text:span text:style-name="T14">se mantém igual à da lista sem cauda, porém ela foi implementada separadamente nos arquivos Elemento.hpp e Elemento.cpp.</text:span></text:p>
      <text:p text:style-name="P19"><text:span text:style-name="T3"><text:tab/>Por sua vez a lista é composta pelos seguintes atributos e métodos:</text:span></text:p>
      <text:list xml:id="list10755416271048" text:continue-numbering="true" text:style-name="L5">
        <text:list-item>
          <text:p text:style-name="P16">Elemento* inicio:<text:span text:style-name="T3"> Atributo que indica o primeiro Elemento da Lista.</text:span></text:p>
        </text:list-item>
        <text:list-item>
          <text:p text:style-name="P16"><text:soft-page-break/>Elemento<text:span text:style-name="T3">*</text:span> <text:span text:style-name="T14">fim</text:span>:<text:span text:style-name="T3"> Atributo que indica o </text:span><text:span text:style-name="T6">último </text:span><text:span text:style-name="T3">Elemento da Lista </text:span><text:span text:style-name="T7">(Soment</text:span><text:span text:style-name="T8">e</text:span><text:span text:style-name="T7"> na Fila com cauda)</text:span><text:span text:style-name="T3">.</text:span></text:p>
        </text:list-item>
        <text:list-item>
          <text:p text:style-name="P17"><text:span text:style-name="T16">FilaSemCauda e FilaComCauda</text:span>(): <text:span text:style-name="T3">Construtor</text:span><text:span text:style-name="T8">es de suas respectivas </text:span><text:span text:style-name="T3">classe</text:span><text:span text:style-name="T8">s</text:span><text:span text:style-name="T3">.</text:span></text:p>
        </text:list-item>
        <text:list-item>
          <text:p text:style-name="P16"><text:span text:style-name="T16">~ListaSemCauda e </text:span>~Lista<text:span text:style-name="T15">Com</text:span>Cauda(): <text:span text:style-name="T9">Destrutores.</text:span><text:span text:style-name="T18"> </text:span><text:span text:style-name="T3">Desaloca</text:span><text:span text:style-name="T9">m</text:span><text:span text:style-name="T3"> os elementos que estão presentes na</text:span><text:span text:style-name="T8">s respectivas Filas</text:span><text:span text:style-name="T3">. </text:span></text:p>
        </text:list-item>
        <text:list-item>
          <text:p text:style-name="P17"><text:span text:style-name="T15">remove</text:span>_inicio(int dado):<text:span text:style-name="T3"> </text:span><text:span text:style-name="T8">Remove o primeiro elemento da Fila. Se a fila está vazia <text:s/>o programa finaliza com erro. Caso contrário o início se torna o segundo elemento da lista e o primeiro é deletado. </text:span><text:span text:style-name="T7">O dado armazenado é salvo antes da deleção e retornado após ela.</text:span></text:p>
        </text:list-item>
        <text:list-item>
          <text:p text:style-name="P17">insere_fim(int dado): <text:span text:style-name="T5">Insere um elemento no final da lista.</text:span></text:p>
          <text:list>
            <text:list-item>
              <text:p text:style-name="P17"><text:span text:style-name="T8">Para a Fila com Cauda:</text:span><text:span text:style-name="T5"> </text:span><text:span text:style-name="T6">S</text:span><text:span text:style-name="T5">e o ponteiro de início da lista é nulo, ele </text:span><text:span text:style-name="T6">e o ponteiro para o final da lista</text:span><text:span text:style-name="T5"> passa</text:span><text:span text:style-name="T6">m</text:span><text:span text:style-name="T5"> a </text:span><text:span text:style-name="T6">apontar para</text:span><text:span text:style-name="T5"> o novo elemento e a função finaliza. Caso contrário </text:span><text:span text:style-name="T6">o novo elemento passa a ser o próximo do último e o ponteiro para o último elemento passa a apontar para o novo elemento</text:span><text:span text:style-name="T5">.</text:span></text:p>
            </text:list-item>
            <text:list-item>
              <text:p text:style-name="P21"><text:span text:style-name="T5">P</text:span><text:span text:style-name="T3">ara a Fila sem Cauda: S</text:span><text:span text:style-name="T5">e o ponteiro de início da lista é nulo, ele passa a </text:span><text:span text:style-name="T6">apontar para </text:span><text:span text:style-name="T5">o novo elemento e a função finaliza. Caso contrário a lista é percorrida até o último elemento e o novo elemento é inserido ao fim do último.</text:span></text:p>
            </text:list-item>
          </text:list>
        </text:list-item>
      </text:list>
      <text:p text:style-name="P3"><text:s/></text:p>
      <text:p text:style-name="P3"><text:tab/><text:span text:style-name="T12">O arquivo main.cpp foi criado para testar as estruturas.</text:span></text:p>
      <text:p text:style-name="P3"/>
      <text:list xml:id="list1576633648" text:style-name="L6">
        <text:list-item>
          <text:p text:style-name="P29"><text:span text:style-name="T13">Comparação de Complexidade</text:span></text:p>
          <text:list>
            <text:list-item>
              <text:p text:style-name="P28"><text:span text:style-name="T1">Sem Cauda</text:span>:</text:p>
              <text:list>
                <text:list-item>
                  <text:p text:style-name="P28"><text:span text:style-name="T17">Inserção</text:span>: Como se tem um ponteiro apenas para o início da fila é necessário percorrer todos os elementos da lista para chegar ao final. Assim sendo, a inserção no pior caso ocorre em <text:span text:style-name="T2">O(N)</text:span>, sendo <text:span text:style-name="T2">N</text:span> o número de elementos da lista.</text:p>
                </text:list-item>
                <text:list-item>
                  <text:p text:style-name="P28"><text:span text:style-name="T17">Remoção</text:span>: A remoção é feita no início da lista e por isso ocorre em <text:span text:style-name="T2">Θ(1)</text:span>.</text:p>
                </text:list-item>
              </text:list>
            </text:list-item>
            <text:list-item>
              <text:p text:style-name="P22">Complexidade Com Cauda:</text:p>
              <text:list>
                <text:list-item>
                  <text:p text:style-name="P28"><text:span text:style-name="T17">Inserção</text:span>: Como se tem um ponteiro para o final da fila é possível inserir na fila após um acesso. Dessa forma a complexidade da inserção no pior caso cai para <text:span text:style-name="T2">O(1)</text:span>.</text:p>
                </text:list-item>
                <text:list-item>
                  <text:p text:style-name="P28"><text:span text:style-name="T17">Remoção</text:span>: A remoção é feita no início da lista e por isso ocorre em <text:span text:style-name="T2">Θ(1)</text:span>.</text:p>
                </text:list-item>
              </text:list>
            </text:list-item>
          </text:list>
        </text:list-item>
      </text:list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45:49.633086627</meta:creation-date>
    <dc:date>2020-06-02T01:07:54.717501768</dc:date>
    <meta:editing-duration>PT9M12S</meta:editing-duration>
    <meta:editing-cycles>1</meta:editing-cycles>
    <meta:document-statistic meta:table-count="0" meta:image-count="0" meta:object-count="0" meta:page-count="3" meta:paragraph-count="63" meta:word-count="1239" meta:character-count="7207" meta:non-whitespace-character-count="6046"/>
    <meta:generator>LibreOffice/6.0.7.3$Linux_X86_64 LibreOffice_project/00m0$Build-3</meta:generator>
  </office:meta>
</office:document-meta>
</file>